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7da2" officeooo:paragraph-rsid="000c7da2"/>
    </style:style>
    <style:style style:name="P2" style:family="paragraph" style:parent-style-name="Standard">
      <style:text-properties officeooo:rsid="000e7507" officeooo:paragraph-rsid="000e7507"/>
    </style:style>
    <style:style style:name="P3" style:family="paragraph" style:parent-style-name="Standard">
      <style:text-properties officeooo:rsid="000fe4ac" officeooo:paragraph-rsid="000fe4ac"/>
    </style:style>
    <style:style style:name="P4" style:family="paragraph" style:parent-style-name="Standard">
      <style:text-properties officeooo:rsid="00118031" officeooo:paragraph-rsid="00118031"/>
    </style:style>
    <style:style style:name="P5" style:family="paragraph" style:parent-style-name="Standard">
      <style:text-properties officeooo:rsid="0011cbdb" officeooo:paragraph-rsid="0011cbdb"/>
    </style:style>
    <style:style style:name="P6" style:family="paragraph" style:parent-style-name="Standard">
      <style:text-properties officeooo:rsid="001228e5" officeooo:paragraph-rsid="001228e5"/>
    </style:style>
    <style:style style:name="T1" style:family="text">
      <style:text-properties officeooo:rsid="000e7507"/>
    </style:style>
    <style:style style:name="T2" style:family="text">
      <style:text-properties officeooo:rsid="00118031"/>
    </style:style>
    <style:style style:name="T3" style:family="text">
      <style:text-properties officeooo:rsid="001339a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ffichage et le choix des séances de spectacle est fait uniquement en <text:span text:style-name="T2">html/php</text:span></text:p>
      <text:p text:style-name="P1">(sauf la balise div « clear:both »  et la suppression de l’image de fond pour resultats.php)</text:p>
      <text:p text:style-name="P1"/>
      <text:p text:style-name="P4">sur les pages de choix de séance on a un bouton réserver par séance, qui est un formulaire html vers la page resa.php qui permet de préciser le nombre et le tarif des places à réserver.</text:p>
      <text:p text:style-name="P4">Ensuite les places réservées sont stockées dans un cookie php au format JSON pour être simplement lisibles en JS. </text:p>
      <text:p text:style-name="P4"/>
      <text:p text:style-name="P6">Sur la page du panier on peut voir les séances réservées, les places offertes, le montant du panier <text:span text:style-name="T3">et on peut vider son panier ou le confirmer avec le bouton réserver.</text:span></text:p>
      <text:p text:style-name="P4"/>
      <text:p text:style-name="P4">Les pages de choix de séances appellent le script Javascript testTemps.js pour savoir si les réservations en ce moment dans le panier ne sont pas en conflits avec d’autres affichées sur la page. Et si c’est le cas la séance est surligné en rouge et un survol de la souris indique pourquoi il y a conflit, on peut quand même cliquer sur réserver comme pour les autres séances. </text:p>
      <text:p text:style-name="P4"/>
      <text:p text:style-name="P5">La page résultats dessine un graph dans un canevas en fonction des données stockées dans ResultatsFestival.csv qui sont mit à jour quand un utilisateur confirme sont panier.</text:p>
      <text:p text:style-name="P4"/>
      <text:p text:style-name="P1">- une page d’accueil </text:p>
      <text:p text:style-name="P1">- on a une page qui trie les séances par jour</text:p>
      <text:p text:style-name="P1">- une page qui trie les séance par lieu</text:p>
      <text:p text:style-name="P1">- une page qui trie les séances par toupe</text:p>
      <text:p text:style-name="P1">- <text:span text:style-name="T1">une page de réservation : resa.php</text:span></text:p>
      <text:p text:style-name="P1">- une page résultats, qui donne un une représentation graphique des recettes et dépenses des théâtres de bourbon</text:p>
      <text:p text:style-name="P1">- un page panier</text:p>
      <text:p text:style-name="P1"/>
      <text:p text:style-name="P2">on clique sur le bouton réservation sur la 1ère séance .</text:p>
      <text:p text:style-name="P2">on tombe sur sa page de réservation.</text:p>
      <text:p text:style-name="P2">on choisit 7 places tarif plein et 1 place tarif réduit.</text:p>
      <text:p text:style-name="P2">toutes les 6 places achetées une place est offerte, ici la place tarif réduit est offerte par les théâtres de bourbons car elle est la moins coûteuse.</text:p>
      <text:p text:style-name="P3">On voit sur la page résultats que il y a 12 places tarif plein réservées pour cette séance,</text:p>
      <text:p text:style-name="P3">quand on valide son panier le changement est fait dans le csv, on retrouve donc 19 places tarif plein réservée lors de la prochaine visite de la page résulta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2T18:42:14.395902966</meta:creation-date>
    <dc:date>2020-01-02T19:22:50.198456391</dc:date>
    <meta:editing-duration>PT40M35S</meta:editing-duration>
    <meta:editing-cycles>7</meta:editing-cycles>
    <meta:generator>LibreOffice/6.0.7.3$Linux_X86_64 LibreOffice_project/00m0$Build-3</meta:generator>
    <meta:document-statistic meta:table-count="0" meta:image-count="0" meta:object-count="0" meta:page-count="1" meta:paragraph-count="20" meta:word-count="375" meta:character-count="2046" meta:non-whitespace-character-count="1687"/>
  </office:meta>
</office:document-meta>
</file>